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opacity="0%" draw:fill-color="#ccccff" draw:textarea-horizontal-align="center" draw:textarea-vertical-align="top"/>
    </style:style>
    <style:style style:name="gr2" style:family="graphic" style:parent-style-name="standard">
      <style:graphic-properties svg:stroke-opacity="0%" draw:fill-color="#ffffcc" draw:textarea-horizontal-align="center" draw:textarea-vertical-align="top"/>
    </style:style>
    <style:style style:name="gr3" style:family="graphic" style:parent-style-name="standard">
      <style:graphic-properties svg:stroke-opacity="0%" draw:fill-color="#ccffff" draw:textarea-horizontal-align="center" draw:textarea-vertical-align="top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楷体_GB2312" style:font-family-generic="modern" style:font-pitch="fixed" style:font-family-asian="楷体_GB2312" style:font-family-generic-asian="modern" style:font-pitch-asian="fixed"/>
    </style:style>
    <style:style style:name="P3" style:family="paragraph">
      <style:paragraph-properties fo:text-align="center"/>
      <style:text-properties fo:font-family="楷体_GB2312" style:font-family-generic="modern" style:font-pitch="fixed" style:font-family-asian="楷体_GB2312" style:font-family-generic-asian="modern" style:font-pitch-asian="fixed"/>
    </style:style>
    <style:style style:name="P4" style:family="paragraph">
      <style:paragraph-properties fo:text-align="center"/>
    </style:style>
    <style:style style:name="T1" style:family="text">
      <style:text-properties fo:font-family="楷体_GB2312" style:font-family-generic="modern" style:font-pitch="fixed" style:font-family-asian="楷体_GB2312" style:font-family-generic-asian="modern" style:font-pitch-asian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0cm" svg:height="3.636cm" svg:x="0cm" svg:y="11.419cm">
          <text:p text:style-name="P1"><text:span text:style-name="T1"/></text:p>
          <text:p text:style-name="P1"><text:span text:style-name="T1"><text:s text:c="3"/></text:span></text:p>
        </draw:rect>
        <draw:rect draw:style-name="gr2" draw:text-style-name="P2" draw:layer="layout" svg:width="20cm" svg:height="6.419cm" svg:x="0cm" svg:y="0cm">
          <text:p text:style-name="P1"><text:span text:style-name="T1">用户空间 <text:s text:c="2"/></text:span></text:p>
        </draw:rect>
        <draw:rect draw:style-name="gr3" draw:text-style-name="P2" draw:layer="layout" svg:width="20cm" svg:height="5cm" svg:x="0cm" svg:y="6.419cm">
          <text:p text:style-name="P1"><text:span text:style-name="T1"/></text:p>
          <text:p text:style-name="P1"><text:span text:style-name="T1">内核空间 <text:s text:c="2"/></text:span></text:p>
        </draw:rect>
        <draw:rect draw:style-name="gr4" draw:text-style-name="P3" draw:id="id6" draw:layer="layout" svg:width="7cm" svg:height="2cm" svg:x="0.681cm" svg:y="8.619cm">
          <text:p text:style-name="P1"><text:span text:style-name="T1">内核服务</text:span><text:span text:style-name="T1">1 <text:s/></text:span><text:span text:style-name="T1">内核服务</text:span><text:span text:style-name="T1">2</text:span></text:p>
          <text:p text:style-name="P1"><text:span text:style-name="T1">内核服务</text:span><text:span text:style-name="T1">3 <text:s text:c="3"/>....... </text:span></text:p>
        </draw:rect>
        <draw:rect draw:style-name="gr4" draw:text-style-name="P3" draw:id="id8" draw:layer="layout" svg:width="7cm" svg:height="2cm" svg:x="10.881cm" svg:y="8.619cm">
          <text:p text:style-name="P1"><text:span text:style-name="T1">微内核</text:span></text:p>
        </draw:rect>
        <draw:rect draw:style-name="gr4" draw:text-style-name="P3" draw:id="id7" draw:layer="layout" svg:width="7cm" svg:height="1.5cm" svg:x="0.681cm" svg:y="12.719cm">
          <text:p text:style-name="P1"><text:span text:style-name="T1">硬件资源</text:span></text:p>
        </draw:rect>
        <draw:rect draw:style-name="gr4" draw:text-style-name="P3" draw:id="id9" draw:layer="layout" svg:width="7cm" svg:height="1.5cm" svg:x="10.881cm" svg:y="12.719cm">
          <text:p text:style-name="P1"><text:span text:style-name="T1">硬件资源</text:span></text:p>
        </draw:rect>
        <draw:rect draw:style-name="gr4" draw:text-style-name="P3" draw:id="id4" draw:layer="layout" svg:width="4.5cm" svg:height="1cm" svg:x="1.931cm" svg:y="4.319cm">
          <text:p text:style-name="P1"><text:span text:style-name="T1">系统调用</text:span></text:p>
        </draw:rect>
        <draw:rect draw:style-name="gr4" draw:text-style-name="P3" draw:id="id3" draw:layer="layout" svg:width="4.5cm" svg:height="1cm" svg:x="1.931cm" svg:y="1.819cm">
          <text:p text:style-name="P1"><text:span text:style-name="T1">用户进程</text:span></text:p>
        </draw:rect>
        <draw:rect draw:style-name="gr4" draw:text-style-name="P3" draw:id="id5" draw:layer="layout" svg:width="3.052cm" svg:height="1cm" svg:x="9.604cm" svg:y="1.819cm">
          <text:p text:style-name="P1"><text:span text:style-name="T1">用户进程</text:span></text:p>
        </draw:rect>
        <draw:rect draw:style-name="gr4" draw:text-style-name="P3" draw:id="id1" draw:layer="layout" svg:width="4.5cm" svg:height="1cm" svg:x="8.881cm" svg:y="4.319cm">
          <text:p text:style-name="P1"><text:span text:style-name="T1">操作系统服务</text:span><text:span text:style-name="T1">1</text:span></text:p>
        </draw:rect>
        <draw:rect draw:style-name="gr4" draw:text-style-name="P3" draw:id="id2" draw:layer="layout" svg:width="4.5cm" svg:height="1cm" svg:x="15.3cm" svg:y="4.319cm">
          <text:p text:style-name="P1"><text:span text:style-name="T1">操作系统服务</text:span><text:span text:style-name="T1">2</text:span></text:p>
        </draw:rect>
        <draw:connector draw:style-name="gr5" draw:text-style-name="P4" draw:layer="layout" svg:x1="13.381cm" svg:y1="4.819cm" svg:x2="15.3cm" svg:y2="4.819cm" draw:start-shape="id1" draw:start-glue-point="1" draw:end-shape="id2" draw:end-glue-point="3">
          <text:p/>
        </draw:connector>
        <draw:custom-shape draw:style-name="gr6" draw:text-style-name="P4" draw:layer="layout" svg:width="1.432cm" svg:height="0.891cm" svg:x="13.781cm" svg:y="3.475cm">
          <text:p text:style-name="P1">IPC</text:p>
          <draw:enhanced-geometry svg:viewBox="0 0 21600 21600" draw:text-areas="800 800 20800 20800" draw:type="round-rectangular-callout" draw:modifiers="3942.97135243171 30770.82917082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5" draw:text-style-name="P4" draw:layer="layout" svg:x1="4.181cm" svg:y1="2.819cm" svg:x2="4.181cm" svg:y2="4.319cm" draw:start-shape="id3" draw:start-glue-point="2" draw:end-shape="id4" draw:end-glue-point="0">
          <text:p/>
        </draw:connector>
        <draw:connector draw:style-name="gr5" draw:text-style-name="P4" draw:layer="layout" svg:x1="11.13cm" svg:y1="2.819cm" svg:x2="11.131cm" svg:y2="4.319cm" draw:start-shape="id5" draw:start-glue-point="2" draw:end-shape="id1" draw:end-glue-point="0">
          <text:p/>
        </draw:connector>
        <draw:connector draw:style-name="gr5" draw:text-style-name="P4" draw:layer="layout" svg:x1="4.181cm" svg:y1="5.319cm" svg:x2="4.181cm" svg:y2="8.619cm" draw:start-shape="id4" draw:start-glue-point="2" draw:end-shape="id6" draw:end-glue-point="0">
          <text:p/>
        </draw:connector>
        <draw:connector draw:style-name="gr5" draw:text-style-name="P4" draw:layer="layout" svg:x1="4.181cm" svg:y1="10.619cm" svg:x2="4.181cm" svg:y2="12.719cm" draw:start-shape="id6" draw:start-glue-point="2" draw:end-shape="id7" draw:end-glue-point="0">
          <text:p/>
        </draw:connector>
        <draw:connector draw:style-name="gr5" draw:text-style-name="P4" draw:layer="layout" svg:x1="11.131cm" svg:y1="5.319cm" svg:x2="14.381cm" svg:y2="8.619cm" draw:start-shape="id1" draw:start-glue-point="2" draw:end-shape="id8" draw:end-glue-point="0">
          <text:p/>
        </draw:connector>
        <draw:connector draw:style-name="gr5" draw:text-style-name="P4" draw:layer="layout" svg:x1="14.381cm" svg:y1="8.619cm" svg:x2="17.55cm" svg:y2="5.319cm" draw:start-shape="id8" draw:start-glue-point="0" draw:end-shape="id2" draw:end-glue-point="2">
          <text:p/>
        </draw:connector>
        <draw:connector draw:style-name="gr5" draw:text-style-name="P4" draw:layer="layout" svg:x1="14.381cm" svg:y1="10.619cm" svg:x2="14.381cm" svg:y2="12.719cm" draw:start-shape="id8" draw:start-glue-point="2" draw:end-shape="id9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19cm" fo:margin-bottom="0.753cm" fo:margin-left="0.381cm" fo:margin-right="0.464cm" fo:page-width="20cm" fo:page-height="1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creation-date>2007-12-02T21:29:20</meta:creation-date>
    <dc:date>2007-12-04T22:38:37</dc:date>
    <dc:language>en-US</dc:language>
    <meta:editing-cycles>8</meta:editing-cycles>
    <meta:editing-duration>PT55M10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